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c69" officeooo:paragraph-rsid="001d3c69"/>
    </style:style>
    <style:style style:name="P2" style:family="paragraph" style:parent-style-name="Standard">
      <style:text-properties officeooo:rsid="001e1281" officeooo:paragraph-rsid="001e1281"/>
    </style:style>
    <style:style style:name="P3" style:family="paragraph" style:parent-style-name="Standard" style:list-style-name="L2">
      <style:text-properties officeooo:rsid="001e1281" officeooo:paragraph-rsid="001e1281"/>
    </style:style>
    <style:style style:name="P4" style:family="paragraph" style:parent-style-name="Standard" style:list-style-name="L2">
      <style:text-properties officeooo:paragraph-rsid="001e1281"/>
    </style:style>
    <style:style style:name="P5" style:family="paragraph" style:parent-style-name="Standard" style:list-style-name="L2">
      <style:text-properties officeooo:paragraph-rsid="001f6712"/>
    </style:style>
    <style:style style:name="P6" style:family="paragraph" style:parent-style-name="Standard">
      <style:text-properties officeooo:rsid="001f6712" officeooo:paragraph-rsid="001f6712"/>
    </style:style>
    <style:style style:name="P7" style:family="paragraph" style:parent-style-name="Standard">
      <style:text-properties officeooo:rsid="002099b6" officeooo:paragraph-rsid="002099b6"/>
    </style:style>
    <style:style style:name="P8" style:family="paragraph" style:parent-style-name="Standard">
      <style:text-properties officeooo:rsid="0020ae6e" officeooo:paragraph-rsid="0020ae6e"/>
    </style:style>
    <style:style style:name="T1" style:family="text">
      <style:text-properties officeooo:rsid="001e1281"/>
    </style:style>
    <style:style style:name="T2" style:family="text">
      <style:text-properties officeooo:rsid="001f6712"/>
    </style:style>
    <style:style style:name="T3" style:family="text">
      <style:text-properties officeooo:rsid="0020ae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1.</text:p>
      <text:p text:style-name="P1"><text:tab/>Помимо самого расстояния, построенная таблица позволяет <text:span text:style-name="T1">определить саму последовательность применения операций, для того, чтобы из первой строки получить вторую</text:span></text:p>
      <text:p text:style-name="P1"><text:tab/><text:span text:style-name="T1">Для этого необходимо начать с ячейки M, N и двигаться от нее в сторону 1, 1, по ходу восстанавливая последовательность операций следующим образом:</text:span></text:p>
      <text:p text:style-name="P2"><text:tab/>Смотрим на левый верхний угол относительно нас и ищем минимум среди этих трех ячеек:</text:p>
      <text:list xml:id="list4935355387577939211" text:style-name="L2">
        <text:list-item>
          <text:p text:style-name="P4"><text:span text:style-name="T1">Если минимально </text:span>D(i-1, j), <text:span text:style-name="T1">то лучше всего производить операцию удаления символа S1[i]</text:span></text:p>
        </text:list-item>
        <text:list-item>
          <text:p text:style-name="P3">Если минимально D(i, j-1), то лучше всего производить операцию вставки <text:span text:style-name="T2">S2[j]</text:span></text:p>
        </text:list-item>
        <text:list-item>
          <text:p text:style-name="P5"><text:span text:style-name="T2">Если </text:span>D(i-1, j-1), <text:span text:style-name="T2">то далее смотрим, если изменилась стоимость, то значит лучше всего произвести операцию замены S1[i] на S2[j]. Если нет, то никаких операций производить не нужно</text:span></text:p>
        </text:list-item>
      </text:list>
      <text:p text:style-name="P6">Далее необходимо передвинуться в соответствующую клетку и повторять этот алгоритм, пока не дойдем до первой ячейки.</text:p>
      <text:p text:style-name="P6"/>
      <text:p text:style-name="P6"><text:tab/>Вам предлагается реализовать данный алгоритм, используя тот код, который был написан на лекции.</text:p>
      <text:p text:style-name="P6"/>
      <text:p text:style-name="P7">Задание 2.</text:p>
      <text:p text:style-name="P7"><text:tab/>На вход программе подается две строки. Первая — искомый, настоящий пароль.</text:p>
      <text:p text:style-name="P7">Вторая — попытка <text:span text:style-name="T3">пользователя ввести настоящий пароль.</text:span></text:p>
      <text:p text:style-name="P8"><text:tab/>Система очень лояльна к пользователю, поэтому позволяет ему допускать некоторые ошибки.</text:p>
      <text:p text:style-name="P8"><text:tab/>Предоставьте пользователю доступ (выведите на экран <text:bookmark-start text:name="__DdeLink__1105_1917760906"/>ACCESS ALLOWED<text:bookmark-end text:name="__DdeLink__1105_1917760906"/>), если пароли совпадают с точностью до 1 ошибки и 1 транспозиции при длине меньше 7 и с 2 ошибками и тремя транспозициями при длине от 8 до 15. В противном случае, запретите доступ (выведите <text:bookmark-start text:name="__DdeLink__1107_1917760906"/>ACCESS DENIED<text:bookmark-end text:name="__DdeLink__1107_1917760906"/>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5:06:57.035796910</meta:creation-date>
    <dc:date>2017-02-06T18:39:30.149617534</dc:date>
    <meta:editing-duration>PT34M1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213" meta:character-count="1457" meta:non-whitespace-character-count="1252"/>
  </office:meta>
</office:document-meta>
</file>